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PTSans" svg:font-family="PTSans"/>
    <style:font-face style:name="Roboto" svg:font-family="Roboto"/>
    <style:font-face style:name="sans-serif" svg:font-family="sans-serif"/>
    <style:font-face style:name="Timesnewroman" svg:font-family="Timesnew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true" style:line-height-at-least="0.019cm" fo:orphans="2" fo:widows="2" fo:text-indent="0cm" style:auto-text-indent="false"/>
    </style:style>
    <style:style style:name="P2" style:family="paragraph" style:parent-style-name="Text_20_body">
      <style:paragraph-properties fo:margin-left="0cm" fo:margin-right="0cm" fo:margin-top="0cm" fo:margin-bottom="0cm" loext:contextual-spacing="true" style:line-height-at-least="0.019cm" fo:orphans="2" fo:widows="2" fo:text-indent="0cm" style:auto-text-indent="false" fo:padding="0cm" fo:border="none"/>
      <style:text-properties fo:font-variant="normal" fo:text-transform="none" fo:color="#000000" style:font-name="Timesnewroman" fo:font-size="15pt" fo:letter-spacing="normal" fo:font-style="normal" fo:font-weight="normal" officeooo:paragraph-rsid="0004800b" style:font-size-asian="15pt" style:font-size-complex="15pt"/>
    </style:style>
    <style:style style:name="P3" style:family="paragraph" style:parent-style-name="Text_20_body">
      <style:paragraph-properties fo:margin-left="0cm" fo:margin-right="0cm" fo:margin-top="0cm" fo:margin-bottom="0cm" loext:contextual-spacing="true" style:line-height-at-least="0.019cm" fo:orphans="2" fo:widows="2" fo:text-indent="0cm" style:auto-text-indent="false" fo:padding="0cm" fo:border="none"/>
      <style:text-properties fo:font-variant="normal" fo:text-transform="none" fo:color="#000000" style:font-name="Timesnewroman" fo:font-size="15pt" fo:letter-spacing="normal" fo:font-style="normal" fo:font-weight="bold" officeooo:paragraph-rsid="0004800b" fo:background-color="#ffffff" style:font-size-asian="15pt" style:font-size-complex="15pt" loext:padding="0.529cm" loext:border="2.24pt solid #000000"/>
    </style:style>
    <style:style style:name="P4" style:family="paragraph" style:parent-style-name="Text_20_body" style:list-style-name="L1">
      <style:paragraph-properties fo:margin-top="0cm" fo:margin-bottom="0cm" loext:contextual-spacing="true" style:line-height-at-least="0.019cm" fo:orphans="2" fo:widows="2"/>
      <style:text-properties fo:font-variant="normal" fo:text-transform="none" fo:color="#000000" style:font-name="Timesnewroman" fo:font-size="15pt" fo:letter-spacing="normal" fo:font-style="normal" fo:font-weight="normal" officeooo:paragraph-rsid="0004800b" style:font-size-asian="15pt" style:font-size-complex="15pt"/>
    </style:style>
    <style:style style:name="P5" style:family="paragraph" style:parent-style-name="Heading_20_3">
      <style:paragraph-properties fo:margin-left="0cm" fo:margin-right="0cm" fo:margin-top="0cm" fo:margin-bottom="0cm" loext:contextual-spacing="true" style:line-height-at-least="0.019cm" fo:orphans="2" fo:widows="2" fo:text-indent="0cm" style:auto-text-indent="false" fo:padding="0cm" fo:border="none"/>
      <style:text-properties fo:font-variant="normal" fo:text-transform="none" fo:color="#000000" style:font-name="Timesnewroman" fo:font-size="15pt" fo:letter-spacing="normal" fo:font-style="normal" fo:font-weight="bold" officeooo:paragraph-rsid="0004800b" style:font-size-asian="15pt" style:font-size-complex="15pt"/>
    </style:style>
    <style:style style:name="T1" style:family="text">
      <style:text-properties style:text-line-through-style="none" style:text-line-through-type="none" style:text-underline-style="none" style:text-blinking="false" fo:background-color="#ffffff" loext:char-shading-value="0" style:font-weight-asian="normal" style:font-weight-complex="normal"/>
    </style:style>
    <style:style style:name="T2" style:family="text">
      <style:text-properties style:text-line-through-style="none" style:text-line-through-type="none" style:font-name="sans-serif" fo:font-size="10.5pt" style:text-underline-style="none" style:text-blinking="false" fo:background-color="#ffffff" loext:char-shading-value="0"/>
    </style:style>
    <style:style style:name="T3" style:family="text">
      <style:text-properties style:text-line-through-style="none" style:text-line-through-type="none" style:font-name="sans-serif" fo:font-size="10.5pt" style:text-underline-style="none" style:text-blinking="false" fo:background-color="#ffffff" loext:char-shading-value="0" style:font-weight-asian="normal" style:font-weight-complex="normal"/>
    </style:style>
    <style:style style:name="T4" style:family="text">
      <style:text-properties style:text-line-through-style="none" style:text-line-through-type="none" style:font-name="sans-serif" fo:font-size="10.5pt" style:text-underline-style="none" fo:font-weight="bold" style:text-blinking="false" fo:background-color="#ffffff" loext:char-shading-value="0" style:font-weight-asian="bold" style:font-weight-complex="bold"/>
    </style:style>
    <style:style style:name="T5" style:family="text">
      <style:text-properties style:text-line-through-style="none" style:text-line-through-type="none" fo:font-size="10.5pt" style:text-underline-style="none" style:text-blinking="false" fo:background-color="#ffffff" loext:char-shading-value="0" style:font-weight-asian="normal" style:font-weight-complex="normal"/>
    </style:style>
    <style:style style:name="T6" style:family="text">
      <style:text-properties fo:font-weight="bold" style:font-weight-asian="bold" style:font-weight-complex="bold"/>
    </style:style>
    <style:style style:name="T7" style:family="text">
      <style:text-properties style:font-name="sans-serif" fo:font-size="10.5pt"/>
    </style:style>
    <style:style style:name="T8" style:family="text">
      <style:text-properties style:font-name="sans-serif" fo:font-size="10.5pt" fo:font-weight="bold" style:font-weight-asian="bold" style:font-weight-complex="bold"/>
    </style:style>
    <style:style style:name="T9" style:family="text">
      <style:text-properties style:font-name="sans-serif" fo:font-size="10.5pt" style:font-weight-asian="normal" style:font-weight-complex="normal"/>
    </style:style>
    <style:style style:name="T10" style:family="text">
      <style:text-properties fo:font-size="10.5pt" style:font-weight-asian="normal" style:font-weight-complex="normal"/>
    </style:style>
    <style:style style:name="T11" style:family="text">
      <style:text-properties fo:color="#222222"/>
    </style:style>
    <style:style style:name="T12" style:family="text">
      <style:text-properties fo:color="#222222" style:font-name="sans-serif" fo:font-size="10.5pt"/>
    </style:style>
    <style:style style:name="T13" style:family="text">
      <style:text-properties fo:color="#0b0080" style:text-line-through-style="none" style:text-line-through-type="none" style:font-name="sans-serif" fo:font-size="10.5pt" style:text-underline-style="none" style:text-blinking="false" fo:background-color="#ffffff" loext:char-shading-value="0"/>
    </style:style>
    <style:style style:name="T14" style:family="text">
      <style:text-properties fo:font-variant="normal" fo:text-transform="none" fo:color="#222222" style:font-name="sans-serif" fo:font-size="10.5pt" fo:letter-spacing="normal" fo:font-style="normal" fo:font-weight="bold"/>
    </style:style>
    <style:style style:name="T15" style:family="text">
      <style:text-properties fo:font-variant="normal" fo:text-transform="none" fo:color="#222222" style:font-name="sans-serif" fo:font-size="10.5pt" fo:letter-spacing="normal" fo:font-style="normal" fo:font-weight="normal"/>
    </style:style>
    <style:style style:name="T16" style:family="text">
      <style:text-properties fo:font-variant="normal" fo:text-transform="none" fo:color="#222222" fo:font-size="10.5pt" fo:letter-spacing="normal" fo:font-style="normal" fo:font-weight="bold"/>
    </style:style>
    <style:style style:name="T17" style:family="text">
      <style:text-properties fo:font-variant="normal" fo:text-transform="none" fo:color="#222222" fo:font-size="10.5pt" fo:letter-spacing="normal" fo:font-style="normal" fo:font-weight="normal"/>
    </style:style>
    <style:style style:name="T18" style:family="text">
      <style:text-properties fo:font-variant="normal" fo:text-transform="none" fo:color="#222222" style:font-name="Timesnewroman" fo:font-size="10.5pt" fo:letter-spacing="normal" fo:font-style="normal" fo:font-weight="bold"/>
    </style:style>
    <style:style style:name="T19" style:family="text">
      <style:text-properties fo:font-variant="normal" fo:text-transform="none" fo:color="#222222" style:font-name="Timesnewroman" fo:font-size="10.5pt" fo:letter-spacing="normal" fo:font-style="normal" fo:font-weight="normal"/>
    </style:style>
    <style:style style:name="T20" style:family="text">
      <style:text-properties fo:font-variant="normal" fo:text-transform="none" fo:color="#222222" style:font-name="Timesnewroman" fo:letter-spacing="normal" fo:font-style="normal" fo:font-weight="bold"/>
    </style:style>
    <style:style style:name="T21" style:family="text">
      <style:text-properties fo:font-variant="normal" fo:text-transform="none" fo:color="#222222" style:font-name="Timesnewroman" fo:letter-spacing="normal" fo:font-style="normal" fo:font-weight="normal"/>
    </style:style>
    <style:style style:name="T22" style:family="text">
      <style:text-properties fo:font-variant="normal" fo:text-transform="none" fo:color="#222222" style:font-name="Timesnewroman" fo:font-size="10pt" fo:letter-spacing="normal" fo:font-style="normal" fo:font-weight="bold" style:font-size-asian="10pt" style:font-size-complex="10pt"/>
    </style:style>
    <style:style style:name="T23" style:family="text">
      <style:text-properties fo:font-variant="normal" fo:text-transform="none" fo:color="#222222" style:font-name="Timesnewroman" fo:font-size="10pt" fo:letter-spacing="normal" fo:font-style="normal" fo:font-weight="normal" style:font-size-asian="10pt" style:font-size-complex="10pt"/>
    </style:style>
    <style:style style:name="T24" style:family="text">
      <style:text-properties fo:font-variant="normal" fo:text-transform="none" fo:color="#222222" style:font-name="Timesnewroman" fo:font-size="12pt" fo:letter-spacing="normal" fo:font-style="normal" fo:font-weight="bold" style:font-size-asian="12pt" style:font-size-complex="12pt"/>
    </style:style>
    <style:style style:name="T25" style:family="text">
      <style:text-properties fo:font-variant="normal" fo:text-transform="none" fo:color="#222222" style:font-name="Timesnewroman" fo:font-size="12pt" fo:letter-spacing="normal" fo:font-style="normal" fo:font-weight="normal" style:font-size-asian="12pt" style:font-size-complex="12pt"/>
    </style:style>
    <style:style style:name="T26" style:family="text">
      <style:text-properties fo:font-variant="normal" fo:text-transform="none" fo:color="#222222" style:font-name="Timesnewroman" fo:font-size="13pt" fo:letter-spacing="normal" fo:font-style="normal" fo:font-weight="bold" style:font-size-asian="13pt" style:font-size-complex="13pt"/>
    </style:style>
    <style:style style:name="T27" style:family="text">
      <style:text-properties fo:font-variant="normal" fo:text-transform="none" fo:color="#222222" style:font-name="Timesnewroman" fo:font-size="13pt" fo:letter-spacing="normal" fo:font-style="normal" fo:font-weight="normal" style:font-size-asian="13pt" style:font-size-complex="13pt"/>
    </style:style>
    <style:style style:name="T28" style:family="text">
      <style:text-properties fo:font-variant="normal" fo:text-transform="none" fo:color="#222222" style:font-name="Timesnewroman" fo:font-size="15pt" fo:letter-spacing="normal" fo:font-style="normal" fo:font-weight="bold" style:font-size-asian="15pt" style:font-size-complex="15pt"/>
    </style:style>
    <style:style style:name="T29" style:family="text">
      <style:text-properties fo:font-variant="normal" fo:text-transform="none" fo:color="#222222" style:font-name="Timesnewroman" fo:font-size="15pt" fo:letter-spacing="normal" fo:font-style="normal" fo:font-weight="normal" style:font-size-asian="15pt" style:font-size-complex="15pt"/>
    </style:style>
    <style:style style:name="T30"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31"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style:style>
    <style:style style:name="T32" style:family="text">
      <style:text-properties fo:font-variant="normal" fo:text-transform="none" fo:color="#0b0080" style:text-line-through-style="none" style:text-line-through-type="none" fo:font-size="10.5pt" fo:letter-spacing="normal" fo:font-style="normal" style:text-underline-style="none" fo:font-weight="normal" style:text-blinking="false"/>
    </style:style>
    <style:style style:name="T33" style:family="text">
      <style:text-properties fo:font-variant="normal" fo:text-transform="none" fo:color="#0b0080" style:text-line-through-style="none" style:text-line-through-type="none" fo:font-size="8.25pt" fo:letter-spacing="normal" fo:font-style="normal" style:text-underline-style="none" fo:font-weight="normal" style:text-blinking="false"/>
    </style:style>
    <style:style style:name="T34" style:family="text">
      <style:text-properties fo:font-variant="normal" fo:text-transform="none" fo:color="#0b0080" style:text-line-through-style="none" style:text-line-through-type="none" style:font-name="Timesnewroman" fo:font-size="10.5pt" fo:letter-spacing="normal" fo:font-style="normal" style:text-underline-style="none" fo:font-weight="normal" style:text-blinking="false"/>
    </style:style>
    <style:style style:name="T35" style:family="text">
      <style:text-properties fo:font-variant="normal" fo:text-transform="none" fo:color="#0b0080" style:text-line-through-style="none" style:text-line-through-type="none" style:font-name="Timesnewroman" fo:font-size="8.25pt" fo:letter-spacing="normal" fo:font-style="normal" style:text-underline-style="none" fo:font-weight="normal" style:text-blinking="false"/>
    </style:style>
    <style:style style:name="T36" style:family="text">
      <style:text-properties fo:font-variant="normal" fo:text-transform="none" fo:color="#0b0080" style:text-line-through-style="none" style:text-line-through-type="none" style:font-name="Timesnewroman" fo:letter-spacing="normal" fo:font-style="normal" style:text-underline-style="none" fo:font-weight="normal" style:text-blinking="false"/>
    </style:style>
    <style:style style:name="T37" style:family="text">
      <style:text-properties fo:font-variant="normal" fo:text-transform="none" fo:color="#0b0080" style:text-line-through-style="none" style:text-line-through-type="none" style:font-name="Timesnewroman" fo:font-size="10pt" fo:letter-spacing="normal" fo:font-style="normal" style:text-underline-style="none" fo:font-weight="normal" style:text-blinking="false" style:font-size-asian="10pt" style:font-size-complex="10pt"/>
    </style:style>
    <style:style style:name="T38" style:family="text">
      <style:text-properties fo:font-variant="normal" fo:text-transform="none" fo:color="#0b0080" style:text-line-through-style="none" style:text-line-through-type="none" style:font-name="Timesnewroman" fo:font-size="12pt" fo:letter-spacing="normal" fo:font-style="normal" style:text-underline-style="none" fo:font-weight="normal" style:text-blinking="false" style:font-size-asian="12pt" style:font-size-complex="12pt"/>
    </style:style>
    <style:style style:name="T39" style:family="text">
      <style:text-properties fo:font-variant="normal" fo:text-transform="none" fo:color="#0b0080" style:text-line-through-style="none" style:text-line-through-type="none" style:font-name="Timesnewroman" fo:font-size="13pt" fo:letter-spacing="normal" fo:font-style="normal" style:text-underline-style="none" fo:font-weight="normal" style:text-blinking="false" style:font-size-asian="13pt" style:font-size-complex="13pt"/>
    </style:style>
    <style:style style:name="T40" style:family="text">
      <style:text-properties fo:font-variant="normal" fo:text-transform="none" fo:color="#0b0080" style:text-line-through-style="none" style:text-line-through-type="none" style:font-name="Timesnewroman" fo:font-size="15pt" fo:letter-spacing="normal" fo:font-style="normal" style:text-underline-style="none" fo:font-weight="normal" style:text-blinking="false" style:font-size-asian="15pt" style:font-size-complex="15pt"/>
    </style:style>
    <style:style style:name="T41" style:family="text">
      <style:text-properties style:font-weight-asian="normal" style:font-weight-complex="normal"/>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8">Сино́пское сраже́ние</text:span><text:span text:style-name="T29"> — разгром </text:span><text:a xlink:type="simple" xlink:href="https://ru.wikipedia.org/wiki/Турция" text:style-name="Internet_20_link" text:visited-style-name="Visited_20_Internet_20_Link"><text:span text:style-name="T40">турецкой</text:span></text:a><text:span text:style-name="T29"> эскадры </text:span><text:a xlink:type="simple" xlink:href="https://ru.wikipedia.org/wiki/Российская_империя" text:style-name="Internet_20_link" text:visited-style-name="Visited_20_Internet_20_Link"><text:span text:style-name="T40">русским</text:span></text:a><text:span text:style-name="T29"> Черноморским флотом  </text:span><text:a xlink:type="simple" xlink:href="https://ru.wikipedia.org/wiki/30_ноября" text:style-name="Internet_20_link" text:visited-style-name="Visited_20_Internet_20_Link"><text:span text:style-name="T40">(30) ноября</text:span></text:a><text:span text:style-name="T29"> </text:span><text:a xlink:type="simple" xlink:href="https://ru.wikipedia.org/wiki/1853_год" text:style-name="Internet_20_link" text:visited-style-name="Visited_20_Internet_20_Link"><text:span text:style-name="T40">1853 года</text:span></text:a><text:span text:style-name="T29">, под командованием вице-адмирала </text:span><text:a xlink:type="simple" xlink:href="https://ru.wikipedia.org/wiki/Нахимов,_Павел_Степанович" text:style-name="Internet_20_link" text:visited-style-name="Visited_20_Internet_20_Link"><text:span text:style-name="T40">Павла Степановича Нахимова</text:span></text:a><text:span text:style-name="T29">. Сражение произошло в гавани города </text:span><text:a xlink:type="simple" xlink:href="https://ru.wikipedia.org/wiki/Синоп" text:style-name="Internet_20_link" text:visited-style-name="Visited_20_Internet_20_Link"><text:span text:style-name="T40">Синоп</text:span></text:a><text:span text:style-name="T29"> (около 300 км от Севастополя) на черноморском побережье Турции. Турецкая эскадра была разгромлена в течение нескольких часов</text:span><text:bookmark text:name="cite_ref-1"/><text:a xlink:type="simple" xlink:href="https://ru.wikipedia.org/wiki/Синопское_сражение#cite_note-1" text:style-name="Internet_20_link" text:visited-style-name="Visited_20_Internet_20_Link"><text:span text:style-name="T40">[Прим. 1]</text:span></text:a><text:span text:style-name="T29">.</text:span></text:p>
      <text:p text:style-name="P1"><text:span text:style-name="T29">Вошло в историю как последнее крупное сражение </text:span><text:a xlink:type="simple" xlink:href="https://ru.wikipedia.org/wiki/Парусное_судно" text:style-name="Internet_20_link" text:visited-style-name="Visited_20_Internet_20_Link"><text:span text:style-name="T40">парусных</text:span></text:a><text:span text:style-name="T29"> флотов</text:span><text:bookmark text:name="cite_ref-2"/><text:a xlink:type="simple" xlink:href="https://ru.wikipedia.org/wiki/Синопское_сражение#cite_note-2" text:style-name="Internet_20_link" text:visited-style-name="Visited_20_Internet_20_Link"><text:span text:style-name="T40">[1]</text:span></text:a><text:span text:style-name="T29">.</text:span></text:p>
      <text:p text:style-name="P2">К тому моменту, когда произошло это сражение, Россия и Турция (Османская империя) уже 1,5 месяца находились в состоянии войны. Решающую роль в развитии кризиса сыграли Англия и Франция. Они были обеспокоены возросшим влиянием Российской империи в европейских владениях Турции, а также её активной экспансией на Кавказе и в Причерноморье. Османской империи была оказана всесторонняя дипломатическая и военная помощь в её конфликте с Россией, который перерос в итоге в Крымскую войну 1854-1855 гг.</text:p>
      <text:p text:style-name="P2">Турецкие корабли снабжали оружием и припасами кавказских горцев, воюющих против русской армии. Синоп был важной перевалочной базой этого снабжения. Черноморскому флоту России была поставлена задача данный канал перекрыть. За 2 недели до сражения пленные с захваченного турецкого парохода показали: в Синопской бухте группируются корабли. Они повезут на Кавказ не только военные грузы для горцев, но и войска, которые высадятся в Сухуме и Поти.</text:p>
      <text:h text:style-name="P5" text:outline-level="3">Краткое описание сражения</text:h>
      <text:p text:style-name="P2">Русская эскадра, которой командовал Начальник Пятой Флотской дивизии Павел Степанович Нахимов, атаковала стоящие на рейде турецкие корабли. Несмотря на огневую поддержку шести береговых батарей, за несколько часов османская эскадра была полностью разгромлена. 15 турецких кораблей были сожжены или в значительно повреждённом состоянии выбросились на берег. Вырваться из ловушки, которой стала для них бухта, смог лишь один 22-пушечный парусно-паровой фрегат «Тайиф». Огонь всех береговых батарей был подавлен.</text:p>
      <text:p text:style-name="P2"/>
      <text:p text:style-name="P2">23 ноября 3 линейных корабля, на одном из которых находился Нахимов, подошли к Синопу и убедились в верности сведений, полученных от пленных турецких моряков. От нападения малыми силами русский военачальник решил воздержаться и дождался подхода подкрепления, которое подоспело 28 ноября. Пришли 3 линейных корабля и 2 фрегата под командованием контр-адмирала Новосильского, а также дивизион из 3-х парусно-паровых фрегатов под началом вице-адмирала Корнилова.</text:p>
      <text:p text:style-name="P2">В 9:30 утра 30 ноября, в дождь и порывистый ветер, линейные корабли двумя колоннами вошли в Синопскую бухту.</text:p>
      <text:p text:style-name="P2"><text:soft-page-break/>Турки не ожидали атаки. Они думали, что русская эскадра пришла только для блокады выхода судов из бухты, и не рассчитывали, что она начнёт бомбардировать корабли и город, в котором были английское и французское консульства. Поэтому огонь из береговых батарей был открыт с опозданием, когда все русские корабли вошли в бухту и разворачивались бортами для обстрела стоящих на рейде турецких судов.</text:p>
      <text:p text:style-name="P2">Активная фаза боя началась примерно в 12:30, выстрелами с турецкого 44-пушечного фрегата «Аунни Аллах».</text:p>
      <text:list xml:id="list1488323967" text:style-name="L1">
        <text:list-item>
          <text:p text:style-name="P4">Плотным огнём флагмана «Императрица Мария» были просто растерзаны 44-пушечные фрегаты «Аунни Аллах» и «Фазли Аллах». Оба они после получаса боя выбросились на берег; «Фазли Аллах» взорвался и сгорел до основания.</text:p>
        </text:list-item>
        <text:list-item>
          <text:p text:style-name="P4">«Великий князь Константин», шедший позади «Марии», расстрелял 60-пушечные фрегаты «Навиек Бахри» (взорвался и сгорел), «Несими Зефер» (выбросился на берег и сгорел) и корвет «Нейджми Фешан» (разбит, выброшен на берег).</text:p>
        </text:list-item>
        <text:list-item>
          <text:p text:style-name="P4">«Чесма», замыкающий первой колонны, из-за преждевременной остановки первых двух кораблей, не смог действовать против турецких судов, зато подавил огонь 3-й и 4-й береговых батарей.</text:p>
        </text:list-item>
        <text:list-item>
          <text:p text:style-name="P4">Флагман второй колонны, которая зашла с другой стороны бухты, – «Париж» – в начале боя расстрелял 22-пушечный корвет «Гюли Сефид» (взорвался) и 56-пушечный фрегат «Дамиад» (разбит и выброшен на берег). Затем обстрелял береговую батарею №5 и 64-пушечный фрегат «Низамие».</text:p>
        </text:list-item>
        <text:list-item>
          <text:p text:style-name="P4">«Низамие» был разбит и подожжён огнём корабля «Три святителя». Та же участь досталась 54-пушечному фрегату «Каиди Зефер».</text:p>
        </text:list-item>
        <text:list-item>
          <text:p text:style-name="P4">«Ростислав» расстрелял 24-пушечный фрегат «Фейзе Меабуд» и береговую батарею №6.</text:p>
        </text:list-item>
      </text:list>
      <text:p text:style-name="P3"/>
      <text:p text:style-name="P2">Окончательно сопротивление турецких кораблей было подавлено к 14 часам; береговых батарей – к 16 часам.</text:p>
      <text:h text:style-name="P5" text:outline-level="3">Итоги сражения</text:h>
      <text:p text:style-name="P2">Битва окончилась полным уничтожением турецкой эскадры. Среди 200 пленных был и контр-адмирал Осман-паша. Русские потеряли 37 человек убитыми, 233 – ранеными. Несмотря на серьёзные повреждения (в корпусе «Императрицы Марии» насчитали 60 пробоин), все корабли после срочного ремонта благополучно добрались до Севастополя.</text:p>
      <text:p text:style-name="P2"><text:span text:style-name="T1">1 декабря</text:span><text:span text:style-name="T41"> является </text:span><text:span text:style-name="T1">Днём воинской славы России</text:span><text:span text:style-name="T41"> — День победы русской эскадры под командованием вице-адмирала </text:span><text:span text:style-name="T1">Павла Степановича Нахимова</text:span><text:span text:style-name="T41"> над турецкой эскадрой у мыса Синоп.</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PTSans" svg:font-family="PTSans"/>
    <style:font-face style:name="Roboto" svg:font-family="Roboto"/>
    <style:font-face style:name="sans-serif" svg:font-family="sans-serif"/>
    <style:font-face style:name="Timesnewroman" svg:font-family="Timesnew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9T19:44:13.779659053</meta:creation-date>
    <dc:date>2020-03-09T19:49:44.475632668</dc:date>
    <meta:editing-duration>PT5M31S</meta:editing-duration>
    <meta:editing-cycles>1</meta:editing-cycles>
    <meta:document-statistic meta:table-count="0" meta:image-count="0" meta:object-count="0" meta:page-count="2" meta:paragraph-count="20" meta:word-count="641" meta:character-count="4629" meta:non-whitespace-character-count="4007"/>
    <meta:generator>LibreOffice/6.0.7.3$Linux_X86_64 LibreOffice_project/00m0$Build-3</meta:generator>
  </office:meta>
</office:document-meta>
</file>